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Courier New" svg:font-family="'Courier New'" style:font-family-generic="modern"/>
    <style:font-face style:name="Arial3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4.499cm" fo:margin-left="1.244cm" table:align="left" style:writing-mode="lr-tb"/>
    </style:style>
    <style:style style:name="Tabela1.A" style:family="table-column">
      <style:table-column-properties style:column-width="5.239cm"/>
    </style:style>
    <style:style style:name="Tabela1.B" style:family="table-column">
      <style:table-column-properties style:column-width="9.2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ela1.B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ela1.A2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ela1.B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1.B4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" style:family="table">
      <style:table-properties style:width="14.499cm" fo:margin-left="1.244cm" table:align="left" style:writing-mode="lr-tb"/>
    </style:style>
    <style:style style:name="Tabela2.A" style:family="table-column">
      <style:table-column-properties style:column-width="4.921cm"/>
    </style:style>
    <style:style style:name="Tabela2.B" style:family="table-column">
      <style:table-column-properties style:column-width="9.578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ela2.B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ela2.A2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ela2.B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.B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.B4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.B5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.A6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1.5pt solid #000000" style:writing-mode="lr-tb">
        <style:background-image/>
      </style:table-cell-properties>
    </style:style>
    <style:style style:name="Tabela2.B6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1.5pt solid #000000" style:writing-mode="lr-tb"/>
    </style:style>
    <style:style style:name="Tabela3" style:family="table">
      <style:table-properties style:width="14.949cm" fo:margin-left="1.258cm" table:align="left" style:writing-mode="lr-tb"/>
    </style:style>
    <style:style style:name="Tabela3.A" style:family="table-column">
      <style:table-column-properties style:column-width="3.334cm"/>
    </style:style>
    <style:style style:name="Tabela3.B" style:family="table-column">
      <style:table-column-properties style:column-width="4.604cm"/>
    </style:style>
    <style:style style:name="Tabela3.C" style:family="table-column">
      <style:table-column-properties style:column-width="7.011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3.A2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3.C2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4" style:family="table">
      <style:table-properties style:width="14.797cm" fo:margin-left="-0.203cm" table:align="left" style:writing-mode="lr-tb"/>
    </style:style>
    <style:style style:name="Tabela4.A" style:family="table-column">
      <style:table-column-properties style:column-width="5.442cm"/>
    </style:style>
    <style:style style:name="Tabela4.B" style:family="table-column">
      <style:table-column-properties style:column-width="2.152cm"/>
    </style:style>
    <style:style style:name="Tabela4.C" style:family="table-column">
      <style:table-column-properties style:column-width="3.009cm"/>
    </style:style>
    <style:style style:name="Tabela4.D" style:family="table-column">
      <style:table-column-properties style:column-width="4.195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4.A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4.D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5" style:family="table">
      <style:table-properties style:width="14.501cm" fo:margin-left="-0.203cm" table:align="left" style:writing-mode="lr-tb"/>
    </style:style>
    <style:style style:name="Tabela5.A" style:family="table-column">
      <style:table-column-properties style:column-width="6.943cm"/>
    </style:style>
    <style:style style:name="Tabela5.B" style:family="table-column">
      <style:table-column-properties style:column-width="2.249cm"/>
    </style:style>
    <style:style style:name="Tabela5.C" style:family="table-column">
      <style:table-column-properties style:column-width="5.309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5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5.A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5.C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P1" style:family="paragraph" style:parent-style-name="Header">
      <style:text-properties fo:language="pt" fo:country="BR"/>
    </style:style>
    <style:style style:name="P2" style:family="paragraph" style:parent-style-name="Footer">
      <style:text-properties fo:language="pt" fo:country="BR"/>
    </style:style>
    <style:style style:name="P3" style:family="paragraph" style:parent-style-name="Standard">
      <style:text-properties style:use-window-font-color="true" loext:opacity="0%" style:font-name="Times New Roman" fo:font-size="10pt" fo:language="pt" fo:country="BR" fo:font-weight="normal" officeooo:rsid="00013a29" officeooo:paragraph-rsid="00079da1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Heading">
      <style:text-properties style:use-window-font-color="true" loext:opacity="0%" style:font-name="Arial1" fo:font-size="18pt" fo:language="pt" fo:country="BR" fo:font-weight="bold" officeooo:rsid="000118aa" officeooo:paragraph-rsid="000118aa" style:font-name-asian="Times New Roman" style:font-size-asian="18pt" style:font-weight-asian="bold" style:font-name-complex="Arial1" style:font-size-complex="10pt" style:language-complex="ar" style:country-complex="SA"/>
    </style:style>
    <style:style style:name="P6" style:family="paragraph" style:parent-style-name="InfoBlue">
      <style:text-properties fo:color="#000000" loext:opacity="100%" style:font-name="Times New Roman" fo:font-size="10pt" fo:language="pt" fo:country="BR" fo:font-style="normal" officeooo:rsid="0003ae07" officeooo:paragraph-rsid="0003ae07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7" style:family="paragraph" style:parent-style-name="InfoBlue">
      <style:text-properties fo:color="#000000" loext:opacity="100%" style:font-name="Times New Roman" fo:font-size="10pt" fo:language="pt" fo:country="BR" fo:font-style="normal" officeooo:rsid="0006a515" officeooo:paragraph-rsid="0008d949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8" style:family="paragraph" style:parent-style-name="InfoBlue">
      <style:text-properties fo:color="#000000" loext:opacity="100%" style:font-name="Times New Roman" fo:font-size="10pt" fo:language="pt" fo:country="BR" fo:font-style="normal" officeooo:rsid="00070942" officeooo:paragraph-rsid="00070942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9" style:family="paragraph" style:parent-style-name="InfoBlue">
      <style:text-properties fo:color="#000000" loext:opacity="100%" style:font-name="Times New Roman" fo:font-size="10pt" fo:language="pt" fo:country="BR" fo:font-style="normal" officeooo:rsid="000f0716" officeooo:paragraph-rsid="000f0716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10" style:family="paragraph" style:parent-style-name="InfoBlue">
      <style:text-properties fo:color="#000000" loext:opacity="100%" style:font-name="Times New Roman" fo:language="pt" fo:country="BR" fo:font-style="normal" officeooo:rsid="00070942" officeooo:paragraph-rsid="00070942" style:font-name-asian="Times" style:font-style-asian="normal" style:font-style-complex="normal"/>
    </style:style>
    <style:style style:name="P11" style:family="paragraph" style:parent-style-name="InfoBlue">
      <style:text-properties fo:color="#000000" loext:opacity="100%" style:font-name="Times" fo:font-size="10pt" fo:language="pt" fo:country="BR" fo:font-style="normal" officeooo:rsid="00070942" officeooo:paragraph-rsid="00070942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12" style:family="paragraph" style:parent-style-name="InfoBlue">
      <style:text-properties fo:language="pt" fo:country="BR"/>
    </style:style>
    <style:style style:name="P13" style:family="paragraph" style:parent-style-name="InfoBlue">
      <style:text-properties fo:language="pt" fo:country="BR" officeooo:paragraph-rsid="00070942"/>
    </style:style>
    <style:style style:name="P14" style:family="paragraph" style:parent-style-name="InfoBlue">
      <style:text-properties style:use-window-font-color="true" loext:opacity="0%" style:font-name="Times New Roman" fo:font-size="10pt" fo:language="pt" fo:country="BR" fo:font-style="normal" officeooo:rsid="000f4299" officeooo:paragraph-rsid="000f4299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P15" style:family="paragraph" style:parent-style-name="Text_20_body">
      <style:paragraph-properties fo:margin-left="0.127cm" fo:margin-right="0cm" fo:text-indent="0cm" style:auto-text-indent="false" fo:keep-with-next="always"/>
      <style:text-properties style:use-window-font-color="true" loext:opacity="0%" style:font-name="Times New Roman" fo:font-size="10pt" fo:language="pt" fo:country="BR" officeooo:rsid="000513aa" officeooo:paragraph-rsid="000513aa" style:font-name-asian="Times New Roman" style:font-size-asian="10pt" style:font-name-complex="Times New Roman" style:font-size-complex="10pt" style:language-complex="ar" style:country-complex="SA"/>
    </style:style>
    <style:style style:name="P16" style:family="paragraph" style:parent-style-name="Text_20_body">
      <style:paragraph-properties fo:margin-left="0.127cm" fo:margin-right="0cm" fo:text-indent="0cm" style:auto-text-indent="false" fo:keep-with-next="always"/>
      <style:text-properties style:use-window-font-color="true" loext:opacity="0%" style:font-name="Times New Roman" fo:font-size="10pt" fo:language="pt" fo:country="BR" officeooo:rsid="0006a515" officeooo:paragraph-rsid="0006a515" style:font-name-asian="Times New Roman" style:font-size-asian="10pt" style:font-name-complex="Times New Roman" style:font-size-complex="10pt" style:language-complex="ar" style:country-complex="SA"/>
    </style:style>
    <style:style style:name="P17" style:family="paragraph" style:parent-style-name="Text_20_body">
      <style:paragraph-properties fo:margin-left="0.127cm" fo:margin-right="0cm" fo:text-indent="0cm" style:auto-text-indent="false" fo:keep-with-next="always"/>
      <style:text-properties style:use-window-font-color="true" loext:opacity="0%" style:font-name="Times New Roman" fo:font-size="10pt" fo:language="pt" fo:country="BR" officeooo:rsid="0006a515" officeooo:paragraph-rsid="00070942" style:font-name-asian="Times New Roman" style:font-size-asian="10pt" style:font-name-complex="Times New Roman" style:font-size-complex="10pt" style:language-complex="ar" style:country-complex="SA"/>
    </style:style>
    <style:style style:name="P18" style:family="paragraph" style:parent-style-name="Text_20_body">
      <style:paragraph-properties fo:margin-left="0.127cm" fo:margin-right="0cm" fo:text-indent="0cm" style:auto-text-indent="false" fo:keep-with-next="always"/>
      <style:text-properties style:use-window-font-color="true" loext:opacity="0%" style:font-name="Times New Roman" fo:font-size="10pt" fo:language="pt" fo:country="BR" officeooo:rsid="00070942" officeooo:paragraph-rsid="00070942" style:font-name-asian="Times New Roman" style:font-size-asian="10pt" style:font-name-complex="Times New Roman" style:font-size-complex="10pt" style:language-complex="ar" style:country-complex="SA"/>
    </style:style>
    <style:style style:name="P19" style:family="paragraph" style:parent-style-name="Text_20_body">
      <style:paragraph-properties fo:margin-left="0.127cm" fo:margin-right="0cm" fo:text-indent="0cm" style:auto-text-indent="false" fo:keep-with-next="always"/>
      <style:text-properties fo:language="pt" fo:country="BR"/>
    </style:style>
    <style:style style:name="P20" style:family="paragraph" style:parent-style-name="Text_20_body">
      <style:paragraph-properties fo:margin-left="0.127cm" fo:margin-right="0cm" fo:text-indent="0cm" style:auto-text-indent="false"/>
      <style:text-properties style:use-window-font-color="true" loext:opacity="0%" style:font-name="Times New Roman" fo:font-size="10pt" fo:language="pt" fo:country="BR" officeooo:rsid="0008d949" officeooo:paragraph-rsid="0008d949" style:font-name-asian="Times New Roman" style:font-size-asian="10pt" style:font-name-complex="Times New Roman" style:font-size-complex="10pt" style:language-complex="ar" style:country-complex="SA"/>
    </style:style>
    <style:style style:name="P21" style:family="paragraph" style:parent-style-name="Text_20_body">
      <style:paragraph-properties fo:margin-left="0.127cm" fo:margin-right="0cm" fo:text-indent="0cm" style:auto-text-indent="false"/>
      <style:text-properties style:use-window-font-color="true" loext:opacity="0%" style:font-name="Times New Roman" fo:font-size="10pt" fo:language="pt" fo:country="BR" officeooo:rsid="000513aa" officeooo:paragraph-rsid="000513aa" style:font-name-asian="Times New Roman" style:font-size-asian="10pt" style:font-name-complex="Times New Roman" style:font-size-complex="10pt" style:language-complex="ar" style:country-complex="SA"/>
    </style:style>
    <style:style style:name="P22" style:family="paragraph" style:parent-style-name="Text_20_body">
      <style:text-properties fo:language="pt" fo:country="BR"/>
    </style:style>
    <style:style style:name="P23" style:family="paragraph" style:parent-style-name="Text_20_body">
      <style:paragraph-properties fo:margin-left="0cm" fo:margin-right="0cm" fo:text-indent="0cm" style:auto-text-indent="false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language="pt" fo:country="BR"/>
    </style:style>
    <style:style style:name="P25" style:family="paragraph" style:parent-style-name="Text_20_body">
      <style:paragraph-properties fo:margin-left="0cm" fo:margin-right="0cm" fo:text-indent="0cm" style:auto-text-indent="false" style:snap-to-layout-grid="false"/>
      <style:text-properties fo:language="pt" fo:country="BR" fo:font-weight="normal" officeooo:rsid="000b1ce4" officeooo:paragraph-rsid="000b1ce4" style:font-weight-asian="normal" style:font-weight-complex="normal"/>
    </style:style>
    <style:style style:name="P26" style:family="paragraph" style:parent-style-name="Text_20_body">
      <style:paragraph-properties fo:margin-left="0cm" fo:margin-right="0cm" fo:text-indent="0cm" style:auto-text-indent="false" style:snap-to-layout-grid="false"/>
      <style:text-properties fo:language="pt" fo:country="BR" officeooo:rsid="000918c0" officeooo:paragraph-rsid="000918c0"/>
    </style:style>
    <style:style style:name="P27" style:family="paragraph" style:parent-style-name="Text_20_body">
      <style:paragraph-properties fo:margin-left="0cm" fo:margin-right="0cm" fo:text-indent="0cm" style:auto-text-indent="false" style:snap-to-layout-grid="false"/>
      <style:text-properties fo:language="pt" fo:country="BR" officeooo:rsid="000918c0" officeooo:paragraph-rsid="000b1ce4"/>
    </style:style>
    <style:style style:name="P28" style:family="paragraph" style:parent-style-name="Text_20_body">
      <style:paragraph-properties fo:margin-left="0cm" fo:margin-right="0cm" fo:text-indent="0cm" style:auto-text-indent="false" style:snap-to-layout-grid="false"/>
      <style:text-properties fo:language="pt" fo:country="BR" officeooo:rsid="000ac011" officeooo:paragraph-rsid="000ac011"/>
    </style:style>
    <style:style style:name="P29" style:family="paragraph" style:parent-style-name="Text_20_body">
      <style:paragraph-properties fo:margin-left="0cm" fo:margin-right="0cm" fo:text-indent="0cm" style:auto-text-indent="false" style:snap-to-layout-grid="false"/>
      <style:text-properties fo:language="pt" fo:country="BR" officeooo:rsid="000b1ce4" officeooo:paragraph-rsid="000b1ce4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fo:font-weight="bold" officeooo:rsid="000918c0" officeooo:paragraph-rsid="000918c0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fo:font-weight="bold" officeooo:rsid="000ac011" officeooo:paragraph-rsid="000ac01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32" style:family="paragraph" style:parent-style-name="Text_20_body">
      <style:paragraph-properties fo:margin-left="0cm" fo:margin-right="0cm" fo:text-indent="0cm" style:auto-text-indent="false" style:snap-to-layout-grid="false"/>
      <style:text-properties style:use-window-font-color="true" loext:opacity="0%" style:font-name="Times New Roman" fo:font-size="10pt" fo:language="pt" fo:country="BR" fo:font-weight="normal" officeooo:rsid="000918c0" officeooo:paragraph-rsid="000918c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33" style:family="paragraph" style:parent-style-name="Text_20_body">
      <style:paragraph-properties fo:margin-left="0cm" fo:margin-right="0cm" fo:text-indent="0cm" style:auto-text-indent="false" style:snap-to-layout-grid="false"/>
      <style:text-properties style:use-window-font-color="true" loext:opacity="0%" style:font-name="Times New Roman" fo:font-size="10pt" fo:language="pt" fo:country="BR" fo:font-weight="normal" officeooo:rsid="000ac011" officeooo:paragraph-rsid="000918c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34" style:family="paragraph" style:parent-style-name="Text_20_body">
      <style:paragraph-properties fo:margin-left="0cm" fo:margin-right="0cm" fo:text-indent="0cm" style:auto-text-indent="false" style:snap-to-layout-grid="false"/>
      <style:text-properties style:use-window-font-color="true" loext:opacity="0%" style:font-name="Times New Roman" fo:font-size="10pt" fo:language="pt" fo:country="BR" fo:font-weight="normal" officeooo:rsid="000ac011" officeooo:paragraph-rsid="000ac01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35" style:family="paragraph" style:parent-style-name="Text_20_body">
      <style:paragraph-properties fo:margin-left="0cm" fo:margin-right="0cm" fo:text-indent="0cm" style:auto-text-indent="false" style:snap-to-layout-grid="false"/>
      <style:text-properties style:use-window-font-color="true" loext:opacity="0%" style:font-name="Times New Roman" fo:font-size="10pt" fo:language="pt" fo:country="BR" fo:font-weight="normal" officeooo:rsid="000ac011" officeooo:paragraph-rsid="000b1ce4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36" style:family="paragraph" style:parent-style-name="Text_20_body">
      <style:paragraph-properties fo:margin-left="0cm" fo:margin-right="0cm" fo:text-indent="0cm" style:auto-text-indent="false" style:snap-to-layout-grid="false"/>
      <style:text-properties style:use-window-font-color="true" loext:opacity="0%" style:font-name="Times New Roman" fo:font-size="10pt" fo:language="pt" fo:country="BR" fo:font-weight="normal" officeooo:rsid="000b1ce4" officeooo:paragraph-rsid="000b1ce4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37" style:family="paragraph" style:parent-style-name="Text_20_body">
      <style:paragraph-properties fo:margin-left="0cm" fo:margin-right="0cm" fo:text-indent="0cm" style:auto-text-indent="false" style:snap-to-layout-grid="false"/>
      <style:text-properties style:use-window-font-color="true" loext:opacity="0%" style:font-name="Times New Roman" fo:font-size="10pt" fo:language="pt" fo:country="BR" officeooo:rsid="000918c0" officeooo:paragraph-rsid="000918c0" style:font-name-asian="Times New Roman" style:font-size-asian="10pt" style:font-name-complex="Times New Roman" style:font-size-complex="10pt" style:language-complex="ar" style:country-complex="SA"/>
    </style:style>
    <style:style style:name="P38" style:family="paragraph" style:parent-style-name="Text_20_body">
      <style:paragraph-properties fo:margin-left="0cm" fo:margin-right="0cm" fo:text-indent="0cm" style:auto-text-indent="false" style:snap-to-layout-grid="false"/>
      <style:text-properties style:use-window-font-color="true" loext:opacity="0%" style:font-name="Times New Roman" fo:font-size="10pt" fo:language="pt" fo:country="BR" officeooo:rsid="000ac011" officeooo:paragraph-rsid="000ac011" style:font-name-asian="Times New Roman" style:font-size-asian="10pt" style:font-name-complex="Times New Roman" style:font-size-complex="10pt" style:language-complex="ar" style:country-complex="SA"/>
    </style:style>
    <style:style style:name="P39" style:family="paragraph" style:parent-style-name="Text_20_body">
      <style:paragraph-properties fo:margin-left="0cm" fo:margin-right="0cm" fo:text-indent="0cm" style:auto-text-indent="false" style:snap-to-layout-grid="false"/>
      <style:text-properties style:use-window-font-color="true" loext:opacity="0%" style:font-name="Times New Roman" fo:font-size="10pt" fo:language="pt" fo:country="BR" officeooo:rsid="000b1ce4" officeooo:paragraph-rsid="000b1ce4" style:font-name-asian="Times New Roman" style:font-size-asian="10pt" style:font-name-complex="Times New Roman" style:font-size-complex="10pt" style:language-complex="ar" style:country-complex="SA"/>
    </style:style>
    <style:style style:name="P40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0ac011"/>
    </style:style>
    <style:style style:name="P41" style:family="paragraph" style:parent-style-name="Heading" style:master-page-name="Standard">
      <style:paragraph-properties style:page-number="auto"/>
      <style:text-properties style:use-window-font-color="true" loext:opacity="0%" style:font-name="Arial1" fo:font-size="18pt" fo:language="pt" fo:country="BR" fo:font-weight="bold" officeooo:rsid="000118aa" officeooo:paragraph-rsid="000d130f" style:font-name-asian="Times New Roman" style:font-size-asian="18pt" style:font-weight-asian="bold" style:font-name-complex="Arial1" style:font-size-complex="10pt" style:language-complex="ar" style:country-complex="SA"/>
    </style:style>
    <style:style style:name="P42" style:family="paragraph" style:parent-style-name="Heading_20_1">
      <style:text-properties fo:language="pt" fo:country="BR"/>
    </style:style>
    <style:style style:name="P43" style:family="paragraph" style:parent-style-name="Heading_20_1">
      <style:text-properties style:use-window-font-color="true" loext:opacity="0%" style:font-name="Arial1" fo:font-size="12pt" fo:language="pt" fo:country="BR" fo:font-weight="bold" officeooo:rsid="00070942" officeooo:paragraph-rsid="00070942" style:font-name-asian="Times New Roman" style:font-size-asian="12pt" style:font-weight-asian="bold" style:font-name-complex="Arial1" style:font-size-complex="10pt" style:language-complex="ar" style:country-complex="SA"/>
    </style:style>
    <style:style style:name="P44" style:family="paragraph" style:parent-style-name="Heading_20_1">
      <style:text-properties style:use-window-font-color="true" loext:opacity="0%" style:font-name="Arial1" fo:font-size="12pt" fo:language="pt" fo:country="BR" fo:font-weight="bold" officeooo:rsid="000918c0" officeooo:paragraph-rsid="000918c0" style:font-name-asian="Times New Roman" style:font-size-asian="12pt" style:font-weight-asian="bold" style:font-name-complex="Arial1" style:font-size-complex="10pt" style:language-complex="ar" style:country-complex="SA"/>
    </style:style>
    <style:style style:name="P45" style:family="paragraph" style:parent-style-name="Heading_20_1">
      <style:text-properties style:use-window-font-color="true" loext:opacity="0%" style:font-name="Arial1" fo:font-size="12pt" fo:language="pt" fo:country="BR" fo:font-weight="bold" officeooo:rsid="000ac011" officeooo:paragraph-rsid="000ac011" style:font-name-asian="Times New Roman" style:font-size-asian="12pt" style:font-weight-asian="bold" style:font-name-complex="Arial1" style:font-size-complex="10pt" style:language-complex="ar" style:country-complex="SA"/>
    </style:style>
    <style:style style:name="P46" style:family="paragraph" style:parent-style-name="Heading_20_2">
      <style:text-properties style:use-window-font-color="true" loext:opacity="0%" style:font-name="Arial1" fo:font-size="10pt" fo:language="pt" fo:country="BR" fo:font-weight="bold" officeooo:rsid="000513aa" officeooo:paragraph-rsid="000513aa" style:font-name-asian="Times New Roman" style:font-size-asian="10pt" style:font-weight-asian="bold" style:font-name-complex="Arial1" style:font-size-complex="10pt" style:language-complex="ar" style:country-complex="SA"/>
    </style:style>
    <style:style style:name="P47" style:family="paragraph" style:parent-style-name="Heading_20_2">
      <style:text-properties style:use-window-font-color="true" loext:opacity="0%" style:font-name="Arial1" fo:font-size="10pt" fo:language="pt" fo:country="BR" fo:font-weight="bold" officeooo:rsid="00079da1" officeooo:paragraph-rsid="00079da1" style:font-name-asian="Times New Roman" style:font-size-asian="10pt" style:font-weight-asian="bold" style:font-name-complex="Arial1" style:font-size-complex="10pt" style:language-complex="ar" style:country-complex="SA"/>
    </style:style>
    <style:style style:name="P48" style:family="paragraph" style:parent-style-name="Heading_20_2">
      <style:text-properties style:use-window-font-color="true" loext:opacity="0%" style:font-name="Arial1" fo:font-size="10pt" fo:language="pt" fo:country="BR" fo:font-weight="bold" officeooo:rsid="000918c0" officeooo:paragraph-rsid="000918c0" style:font-name-asian="Times New Roman" style:font-size-asian="10pt" style:font-weight-asian="bold" style:font-name-complex="Arial1" style:font-size-complex="10pt" style:language-complex="ar" style:country-complex="SA"/>
    </style:style>
    <style:style style:name="P49" style:family="paragraph" style:parent-style-name="Heading_20_2">
      <style:text-properties fo:language="pt" fo:country="BR"/>
    </style:style>
    <style:style style:name="P50" style:family="paragraph" style:parent-style-name="Heading_20_2">
      <style:text-properties fo:language="pt" fo:country="BR" officeooo:paragraph-rsid="000513aa"/>
    </style:style>
    <style:style style:name="P51" style:family="paragraph" style:parent-style-name="InfoBlue">
      <style:text-properties fo:color="#000000" loext:opacity="100%" style:font-name="Times New Roman" fo:font-size="10pt" fo:language="pt" fo:country="BR" fo:font-style="normal" officeooo:rsid="0012172e" officeooo:paragraph-rsid="0012172e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52" style:family="paragraph" style:parent-style-name="InfoBlue">
      <style:text-properties fo:color="#000000" loext:opacity="100%" style:font-name="Times New Roman" fo:font-size="10pt" fo:language="pt" fo:country="BR" fo:font-style="normal" officeooo:rsid="0013b5d1" officeooo:paragraph-rsid="0013b5d1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53" style:family="paragraph" style:parent-style-name="InfoBlue">
      <style:text-properties fo:color="#000000" loext:opacity="100%" style:font-name="Times New Roman" fo:font-size="10pt" fo:language="pt" fo:country="BR" fo:font-style="normal" officeooo:rsid="001625a4" officeooo:paragraph-rsid="001625a4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54" style:family="paragraph" style:parent-style-name="InfoBlue">
      <style:text-properties fo:color="#000000" loext:opacity="100%" style:font-name="Times New Roman" fo:font-size="10pt" fo:language="pt" fo:country="BR" fo:font-style="normal" officeooo:rsid="001737d8" officeooo:paragraph-rsid="001737d8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55" style:family="paragraph" style:parent-style-name="InfoBlue">
      <style:text-properties fo:color="#000000" loext:opacity="100%" style:font-name="Times" fo:font-size="10pt" fo:language="pt" fo:country="BR" fo:font-style="normal" officeooo:rsid="0013b5d1" officeooo:paragraph-rsid="0013b5d1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56" style:family="paragraph" style:parent-style-name="InfoBlue">
      <style:text-properties fo:color="#000000" loext:opacity="100%" style:font-name="Times" fo:font-size="10pt" fo:language="pt" fo:country="BR" fo:font-style="normal" officeooo:rsid="001625a4" officeooo:paragraph-rsid="001625a4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57" style:family="paragraph" style:parent-style-name="InfoBlue">
      <style:text-properties fo:color="#000000" loext:opacity="100%" style:font-name="Times" fo:font-size="10pt" fo:language="pt" fo:country="BR" fo:font-style="normal" officeooo:rsid="001737d8" officeooo:paragraph-rsid="001737d8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58" style:family="paragraph" style:parent-style-name="InfoBlue">
      <style:text-properties style:font-name="Times New Roman" fo:language="pt" fo:country="BR" officeooo:paragraph-rsid="0008d949"/>
    </style:style>
    <style:style style:name="P59" style:family="paragraph" style:parent-style-name="Text_20_body">
      <style:paragraph-properties fo:margin-left="0cm" fo:margin-right="0cm" fo:text-indent="0cm" style:auto-text-indent="false" style:snap-to-layout-grid="false"/>
      <style:text-properties style:use-window-font-color="true" loext:opacity="0%" style:font-name="Times New Roman" fo:font-size="10pt" fo:language="pt" fo:country="BR" fo:font-weight="normal" officeooo:rsid="001857d0" officeooo:paragraph-rsid="001857d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0" style:family="paragraph" style:parent-style-name="Text_20_body">
      <style:paragraph-properties fo:margin-left="0cm" fo:margin-right="0cm" fo:text-indent="0cm" style:auto-text-indent="false" style:snap-to-layout-grid="false"/>
      <style:text-properties style:use-window-font-color="true" loext:opacity="0%" style:font-name="Times New Roman" fo:font-size="10pt" fo:language="pt" fo:country="BR" officeooo:rsid="001857d0" officeooo:paragraph-rsid="001857d0" style:font-name-asian="Times New Roman" style:font-size-asian="10pt" style:font-name-complex="Times New Roman" style:font-size-complex="10pt" style:language-complex="ar" style:country-complex="SA"/>
    </style:style>
    <style:style style:name="T1" style:family="text">
      <style:text-properties style:use-window-font-color="true" loext:opacity="0%" style:font-name="Times New Roman" fo:font-size="10pt" officeooo:rsid="0006a515" style:font-name-asian="Times New Roman" style:font-size-asian="10pt" style:font-name-complex="Times New Roman" style:font-size-complex="10pt" style:language-complex="ar" style:country-complex="SA"/>
    </style:style>
    <style:style style:name="T2" style:family="text">
      <style:text-properties style:use-window-font-color="true" loext:opacity="0%" style:font-name="Times New Roman" fo:font-size="10pt" officeooo:rsid="001857d0" style:font-name-asian="Times New Roman" style:font-size-asian="10pt" style:font-name-complex="Times New Roman" style:font-size-complex="10pt" style:language-complex="ar" style:country-complex="SA"/>
    </style:style>
    <style:style style:name="T3" style:family="text">
      <style:text-properties style:use-window-font-color="true" loext:opacity="0%" style:font-name="Times New Roman" fo:font-size="10pt" fo:language="pt" fo:country="BR" fo:font-weight="bold" officeooo:rsid="0008d949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4" style:family="text">
      <style:text-properties style:use-window-font-color="true" loext:opacity="0%" style:font-name="Times New Roman" fo:font-size="10pt" fo:language="pt" fo:country="BR" fo:font-weight="bold" officeooo:rsid="000918c0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" style:family="text">
      <style:text-properties style:use-window-font-color="true" loext:opacity="0%" style:font-name="Times New Roman" fo:font-size="10pt" fo:language="pt" fo:country="BR" fo:font-weight="bold" officeooo:rsid="000ac01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6" style:family="text">
      <style:text-properties style:use-window-font-color="true" loext:opacity="0%" style:font-name="Times New Roman" fo:font-size="10pt" fo:language="pt" fo:country="BR" fo:font-weight="normal" officeooo:rsid="000ac01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7" style:family="text">
      <style:text-properties style:use-window-font-color="true" loext:opacity="0%" style:font-name="Times New Roman" fo:font-size="10pt" fo:language="pt" fo:country="BR" fo:font-weight="normal" officeooo:rsid="000b1ce4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8" style:family="text">
      <style:text-properties style:use-window-font-color="true" loext:opacity="0%" style:font-name="Arial1" fo:font-size="12pt" fo:font-weight="bold" officeooo:rsid="00013a29" style:font-name-asian="Times New Roman" style:font-size-asian="12pt" style:font-weight-asian="bold" style:font-name-complex="Arial1" style:font-size-complex="10pt" style:language-complex="ar" style:country-complex="SA"/>
    </style:style>
    <style:style style:name="T9" style:family="text">
      <style:text-properties style:use-window-font-color="true" loext:opacity="0%" style:font-name="Arial1" fo:font-size="12pt" fo:font-weight="bold" officeooo:rsid="000513aa" style:font-name-asian="Times New Roman" style:font-size-asian="12pt" style:font-weight-asian="bold" style:font-name-complex="Arial1" style:font-size-complex="10pt" style:language-complex="ar" style:country-complex="SA"/>
    </style:style>
    <style:style style:name="T10" style:family="text">
      <style:text-properties style:use-window-font-color="true" loext:opacity="0%" style:font-name="Arial1" fo:font-size="10pt" fo:font-weight="bold" officeooo:rsid="000513aa" style:font-name-asian="Times New Roman" style:font-size-asian="10pt" style:font-weight-asian="bold" style:font-name-complex="Arial1" style:font-size-complex="10pt" style:language-complex="ar" style:country-complex="SA"/>
    </style:style>
    <style:style style:name="T11" style:family="text">
      <style:text-properties style:use-window-font-color="true" loext:opacity="0%" style:font-name="Arial1" fo:font-size="10pt" fo:font-weight="bold" officeooo:rsid="0006a515" style:font-name-asian="Times New Roman" style:font-size-asian="10pt" style:font-weight-asian="bold" style:font-name-complex="Arial1" style:font-size-complex="10pt" style:language-complex="ar" style:country-complex="SA"/>
    </style:style>
    <style:style style:name="T12" style:family="text">
      <style:text-properties style:use-window-font-color="true" loext:opacity="0%" style:font-name="Arial1" fo:font-size="10pt" fo:font-weight="bold" officeooo:rsid="00070942" style:font-name-asian="Times New Roman" style:font-size-asian="10pt" style:font-weight-asian="bold" style:font-name-complex="Arial1" style:font-size-complex="10pt" style:language-complex="ar" style:country-complex="SA"/>
    </style:style>
    <style:style style:name="T13" style:family="text">
      <style:text-properties style:use-window-font-color="true" loext:opacity="0%" fo:font-size="10pt" officeooo:rsid="0008d949" style:font-name-asian="Times New Roman" style:font-size-asian="10pt" style:font-name-complex="Times New Roman" style:font-size-complex="10pt" style:language-complex="ar" style:country-complex="SA"/>
    </style:style>
    <style:style style:name="T14" style:family="text">
      <style:text-properties style:use-window-font-color="true" loext:opacity="0%" fo:font-size="10pt" fo:font-style="italic" officeooo:rsid="001625a4" style:font-name-asian="Times New Roman" style:font-size-asian="10pt" style:font-style-asian="italic" style:font-name-complex="Times New Roman" style:font-size-complex="10pt" style:language-complex="ar" style:country-complex="SA"/>
    </style:style>
    <style:style style:name="T15" style:family="text">
      <style:text-properties officeooo:rsid="0008d949"/>
    </style:style>
    <style:style style:name="T16" style:family="text">
      <style:text-properties fo:language="pt" fo:country="BR" fo:font-weight="bold" style:font-weight-asian="bold" style:font-weight-complex="bold"/>
    </style:style>
    <style:style style:name="T17" style:family="text">
      <style:text-properties fo:language="pt" fo:country="BR" fo:font-weight="normal" officeooo:rsid="000ac011" style:font-weight-asian="normal" style:font-weight-complex="normal"/>
    </style:style>
    <style:style style:name="T18" style:family="text">
      <style:text-properties fo:language="pt" fo:country="BR" fo:font-weight="normal" officeooo:rsid="000b1ce4" style:font-weight-asian="normal" style:font-weight-complex="normal"/>
    </style:style>
    <style:style style:name="T19" style:family="text">
      <style:text-properties fo:language="pt" fo:country="BR" fo:font-weight="normal" officeooo:rsid="001857d0" style:font-weight-asian="normal" style:font-weight-complex="normal"/>
    </style:style>
    <style:style style:name="T20" style:family="text">
      <style:text-properties officeooo:rsid="00070942"/>
    </style:style>
    <style:style style:name="T21" style:family="text">
      <style:text-properties officeooo:rsid="00079da1"/>
    </style:style>
    <style:style style:name="T22" style:family="text">
      <style:text-properties officeooo:rsid="000b1ce4"/>
    </style:style>
    <style:style style:name="T23" style:family="text">
      <style:text-properties officeooo:rsid="000b9829"/>
    </style:style>
    <style:style style:name="T24" style:family="text">
      <style:text-properties fo:font-variant="normal" fo:text-transform="none" fo:color="#000000" loext:opacity="100%" style:font-name="Arial" fo:letter-spacing="normal" fo:font-style="normal" officeooo:rsid="0006fdd5" style:font-style-asian="normal" style:font-style-complex="normal"/>
    </style:style>
    <style:style style:name="T25" style:family="text">
      <style:text-properties officeooo:rsid="000f4299"/>
    </style:style>
    <style:style style:name="T26" style:family="text">
      <style:text-properties officeooo:rsid="0010dc7a"/>
    </style:style>
    <style:style style:name="T27" style:family="text">
      <style:text-properties officeooo:rsid="0011cdea"/>
    </style:style>
    <style:style style:name="T28" style:family="text">
      <style:text-properties officeooo:rsid="0012172e"/>
    </style:style>
    <style:style style:name="T29" style:family="text">
      <style:text-properties officeooo:rsid="001625a4"/>
    </style:style>
    <style:style style:name="T30" style:family="text">
      <style:text-properties officeooo:rsid="001737d8"/>
    </style:style>
    <style:style style:name="T31" style:family="text">
      <style:text-properties officeooo:rsid="001857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Sistema de <text:span text:style-name="T24">Gerenciamento de Teatro</text:span></text:p>
      <text:p text:style-name="P5">Documento de Visão</text:p>
      <text:h text:style-name="P42" text:outline-level="1">Introd<text:span text:style-name="T8">ução</text:span></text:h>
      <text:p text:style-name="P3">O <text:span text:style-name="T21">propósito desse documento é definir os requisitos de nível mais alto para o Sistema de Gerenciamento de Teatro em termos das necessidades dos usuários finais.</text:span></text:p>
      <text:h text:style-name="P42" text:outline-level="1">Po<text:span text:style-name="T9">sicionamento</text:span></text:h>
      <text:p text:style-name="P4"/>
      <text:h text:style-name="P46" text:outline-level="2">Declaração do Problema</text:h>
      <text:p text:style-name="P4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5">O problema de</text:p>
          </table:table-cell>
          <table:table-cell table:style-name="Tabela1.B1" office:value-type="string">
            <text:p text:style-name="P9"><text:s/><text:span text:style-name="T26">E</text:span>ficiência d<text:span text:style-name="T26">a venda de ingressos</text:span>.</text:p>
          </table:table-cell>
        </table:table-row>
        <table:table-row table:style-name="Tabela1.1">
          <table:table-cell table:style-name="Tabela1.A2" office:value-type="string">
            <text:p text:style-name="P15">Afeta</text:p>
          </table:table-cell>
          <table:table-cell table:style-name="Tabela1.B2" office:value-type="string">
            <text:p text:style-name="P6">P<text:span text:style-name="T25">articipantes</text:span> <text:span text:style-name="T25">e </text:span><text:span text:style-name="T29">Usuários.</text:span></text:p>
          </table:table-cell>
        </table:table-row>
        <table:table-row table:style-name="Tabela1.1">
          <table:table-cell table:style-name="Tabela1.A2" office:value-type="string">
            <text:p text:style-name="P15">e tem como impacto</text:p>
          </table:table-cell>
          <table:table-cell table:style-name="Tabela1.B3" office:value-type="string">
            <text:p text:style-name="P14">Lentidão ao gerar ingressos para os <text:span text:style-name="T29">usuários</text:span>, <text:span text:style-name="T26">o </text:span>que aumenta o tempo necessário para iniciar uma Sessão <text:span text:style-name="T26">e possíveis filas</text:span>.</text:p>
          </table:table-cell>
        </table:table-row>
        <table:table-row table:style-name="Tabela1.1">
          <table:table-cell table:style-name="Tabela1.A2" office:value-type="string">
            <text:p text:style-name="P21">Uma solução bem-sucedida seria</text:p>
          </table:table-cell>
          <table:table-cell table:style-name="Tabela1.B4" office:value-type="string">
            <text:p text:style-name="P6">Um sistema com melhor gerenciamento <text:span text:style-name="T29">que</text:span> possibilite compras online e <text:span text:style-name="T29">em</text:span> terminais eletrônicos <text:span text:style-name="T29">instalados</text:span> no teatro.</text:p>
          </table:table-cell>
        </table:table-row>
      </table:table>
      <text:h text:style-name="P46" text:outline-level="2" text:is-list-header="true"/>
      <text:h text:style-name="P50" text:outline-level="2"><text:span text:style-name="T10">Declaração de Posiç</text:span><text:span text:style-name="T11">ão</text:span><text:span text:style-name="T10"> do Produto</text:span></text:h>
      <text:p text:style-name="P12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6">Para</text:p>
          </table:table-cell>
          <table:table-cell table:style-name="Tabela2.B1" office:value-type="string">
            <text:p text:style-name="P53">Usuários.</text:p>
          </table:table-cell>
        </table:table-row>
        <table:table-row table:style-name="Tabela2.1">
          <table:table-cell table:style-name="Tabela2.A2" office:value-type="string">
            <text:p text:style-name="P17">O<text:span text:style-name="T20">s</text:span> <text:span text:style-name="T20">quais</text:span></text:p>
          </table:table-cell>
          <table:table-cell table:style-name="Tabela2.B2" office:value-type="string">
            <text:p text:style-name="P7">Q<text:span text:style-name="T15">ue utilizam </text:span><text:span text:style-name="T27">o Teatro.</text:span></text:p>
          </table:table-cell>
        </table:table-row>
        <table:table-row table:style-name="Tabela2.1">
          <table:table-cell table:style-name="Tabela2.A2" office:value-type="string">
            <text:p text:style-name="P19"><text:span text:style-name="T1">O</text:span> (Sistema de Gerenciamento de Teatro)</text:p>
          </table:table-cell>
          <table:table-cell table:style-name="Tabela2.B3" office:value-type="string">
            <text:p text:style-name="P10">É uma aplicação <text:span text:style-name="T23">web.</text:span></text:p>
          </table:table-cell>
        </table:table-row>
        <table:table-row table:style-name="Tabela2.1">
          <table:table-cell table:style-name="Tabela2.A2" office:value-type="string">
            <text:p text:style-name="P18">Que</text:p>
          </table:table-cell>
          <table:table-cell table:style-name="Tabela2.B4" office:value-type="string">
            <text:p text:style-name="P8">Permite <text:span text:style-name="T28">a</text:span> <text:span text:style-name="T28">compra de ingressos online.</text:span></text:p>
          </table:table-cell>
        </table:table-row>
        <table:table-row table:style-name="Tabela2.1">
          <table:table-cell table:style-name="Tabela2.A2" office:value-type="string">
            <text:p text:style-name="P18">Diferente d<text:span text:style-name="T28">a</text:span></text:p>
          </table:table-cell>
          <table:table-cell table:style-name="Tabela2.B5" office:value-type="string">
            <text:p text:style-name="P51">Bilheteria que pode estar congestionada.</text:p>
          </table:table-cell>
        </table:table-row>
        <table:table-row table:style-name="Tabela2.1">
          <table:table-cell table:style-name="Tabela2.A6" office:value-type="string">
            <text:p text:style-name="P20">Nosso produto</text:p>
          </table:table-cell>
          <table:table-cell table:style-name="Tabela2.B6" office:value-type="string">
            <text:p text:style-name="P51">Ajuda a descentralizar as compras da bilheteria.</text:p>
          </table:table-cell>
        </table:table-row>
      </table:table>
      <text:p text:style-name="P13"/>
      <text:h text:style-name="P43" text:outline-level="1">Descrição de Stakeholders</text:h>
      <text:h text:style-name="P49" text:outline-level="2"><text:span text:style-name="T12">Resumo dos Stakeholders</text:span> <text:tab/></text:h>
      <text:p text:style-name="P12"/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 table:style-name="Tabela3.1">
            <table:table-cell table:style-name="Tabela3.A1" office:value-type="string">
              <text:p text:style-name="Standard"><text:span text:style-name="T16">N</text:span><text:span text:style-name="T3">o</text:span><text:span text:style-name="T16">me</text:span></text:p>
            </table:table-cell>
            <table:table-cell table:style-name="Tabela3.A1" office:value-type="string">
              <text:p text:style-name="Standard"><text:span text:style-name="T16">Descri</text:span><text:span text:style-name="T3">ção</text:span></text:p>
            </table:table-cell>
            <table:table-cell table:style-name="Tabela3.C1" office:value-type="string">
              <text:p text:style-name="Standard"><text:span text:style-name="T16">Respons</text:span><text:span text:style-name="T3">abilidades</text:span></text:p>
            </table:table-cell>
          </table:table-row>
        </table:table-header-rows>
        <table:table-row table:style-name="Tabela3.1">
          <table:table-cell table:style-name="Tabela3.A2" office:value-type="string">
            <text:p text:style-name="P11">Proprietário</text:p>
          </table:table-cell>
          <table:table-cell table:style-name="Tabela3.A2" office:value-type="string">
            <text:p text:style-name="P55">Dono do teatro.</text:p>
          </table:table-cell>
          <table:table-cell table:style-name="Tabela3.C2" office:value-type="string">
            <text:p text:style-name="P52">Gerenciar o teatro e administrar o efeito de funcionários.</text:p>
          </table:table-cell>
        </table:table-row>
        <table:table-row table:style-name="Tabela3.1">
          <table:table-cell table:style-name="Tabela3.A2" office:value-type="string">
            <text:p text:style-name="P55">Gerente</text:p>
          </table:table-cell>
          <table:table-cell table:style-name="Tabela3.A2" office:value-type="string">
            <text:p text:style-name="P55">Responsável pelo teatro</text:p>
          </table:table-cell>
          <table:table-cell table:style-name="Tabela3.C2" office:value-type="string">
            <text:p text:style-name="P52">Manter o teatro em condições para receber o publico e os funcionários.</text:p>
          </table:table-cell>
        </table:table-row>
        <table:table-row table:style-name="Tabela3.1">
          <table:table-cell table:style-name="Tabela3.A2" office:value-type="string">
            <text:p text:style-name="P56">Ator</text:p>
          </table:table-cell>
          <table:table-cell table:style-name="Tabela3.A2" office:value-type="string">
            <text:p text:style-name="P55"><text:span text:style-name="T30">A</text:span>quele que desempenha um papel em peças teatrai<text:span text:style-name="T30">s</text:span>.</text:p>
          </table:table-cell>
          <table:table-cell table:style-name="Tabela3.C2" office:value-type="string">
            <text:p text:style-name="P54">Interpreta e representa um personagem numa apresentação.</text:p>
          </table:table-cell>
        </table:table-row>
        <text:soft-page-break/>
        <table:table-row table:style-name="Tabela3.1">
          <table:table-cell table:style-name="Tabela3.A2" office:value-type="string">
            <text:p text:style-name="P57">Cenógrafo</text:p>
          </table:table-cell>
          <table:table-cell table:style-name="Tabela3.A2" office:value-type="string">
            <text:p text:style-name="P55">Profissional de cenografia</text:p>
          </table:table-cell>
          <table:table-cell table:style-name="Tabela3.C2" office:value-type="string">
            <text:p text:style-name="P52">Elabora o projeto cenográfico de teatro.</text:p>
          </table:table-cell>
        </table:table-row>
        <table:table-row table:style-name="Tabela3.1">
          <table:table-cell table:style-name="Tabela3.A2" office:value-type="string">
            <text:p text:style-name="P57">Figurinista</text:p>
          </table:table-cell>
          <table:table-cell table:style-name="Tabela3.A2" office:value-type="string">
            <text:p text:style-name="P55">Aquele que desenha figurinos</text:p>
          </table:table-cell>
          <table:table-cell table:style-name="Tabela3.C2" office:value-type="string">
            <text:p text:style-name="P52">Cuida da indumentária dos atores, projetando figurinos e acompanhando-lhes a confecção.</text:p>
          </table:table-cell>
        </table:table-row>
        <table:table-row table:style-name="Tabela3.1">
          <table:table-cell table:style-name="Tabela3.A2" office:value-type="string">
            <text:p text:style-name="P57">Sonoplasta</text:p>
          </table:table-cell>
          <table:table-cell table:style-name="Tabela3.A2" office:value-type="string">
            <text:p text:style-name="P57">Responsável pelo Som.</text:p>
          </table:table-cell>
          <table:table-cell table:style-name="Tabela3.C2" office:value-type="string">
            <text:p text:style-name="P52"><text:span text:style-name="T30">E</text:span>ncarregada de estudar, selecionar e aplicar efeitos sonoros <text:span text:style-name="T30">na apresentação</text:span></text:p>
          </table:table-cell>
        </table:table-row>
        <table:table-row table:style-name="Tabela3.1">
          <table:table-cell table:style-name="Tabela3.A2" office:value-type="string">
            <text:p text:style-name="P57">Maquiador</text:p>
          </table:table-cell>
          <table:table-cell table:style-name="Tabela3.A2" office:value-type="string">
            <text:p text:style-name="P57">Responsável pela maquiagem;</text:p>
          </table:table-cell>
          <table:table-cell table:style-name="Tabela3.C2" office:value-type="string">
            <text:p text:style-name="P52">Responsável por cuidar da aparência do rosto d<text:span text:style-name="T30">os atores.</text:span></text:p>
          </table:table-cell>
        </table:table-row>
      </table:table>
      <text:p text:style-name="P22"/>
      <text:h text:style-name="P47" text:outline-level="2">Ambiente de Usuário</text:h>
      <text:p text:style-name="P58"><text:span text:style-name="T13">Os usuários serão a comunidade de pessoas que utilizam o teatro para ver peças. Ou seja, pessoas que estão procurando lazer e o teatro proporcionara isto através de </text:span><text:span text:style-name="T14">apresentações</text:span><text:span text:style-name="T13">.<text:line-break/><text:line-break/>O usuário podo entrar no teatro sozinho ou em grupos e deve comprar os ingressos para ver a apresentação segundo a quantidade de pessoas.</text:span></text:p>
      <text:h text:style-name="P44" text:outline-level="1">Visão Geral do Produto</text:h>
      <text:h text:style-name="P48" text:outline-level="2">Necessidades e Funcionalidades</text:h>
      <text:p text:style-name="P12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30">Necessidade</text:p>
          </table:table-cell>
          <table:table-cell table:style-name="Tabela4.A1" office:value-type="string">
            <text:p text:style-name="P23"><text:span text:style-name="T16">Prior</text:span><text:span text:style-name="T4">idade</text:span></text:p>
          </table:table-cell>
          <table:table-cell table:style-name="Tabela4.A1" office:value-type="string">
            <text:p text:style-name="P30">Funcionalidades</text:p>
          </table:table-cell>
          <table:table-cell table:style-name="Tabela4.D1" office:value-type="string">
            <text:p text:style-name="P30">Lançamento Planejado</text:p>
          </table:table-cell>
        </table:table-row>
        <table:table-row table:style-name="Tabela4.1">
          <table:table-cell table:style-name="Tabela4.A1" office:value-type="string">
            <text:p text:style-name="P59">Bilheterias remotas</text:p>
          </table:table-cell>
          <table:table-cell table:style-name="Tabela4.A1" office:value-type="string">
            <text:p text:style-name="P37">Alta</text:p>
          </table:table-cell>
          <table:table-cell table:style-name="Tabela4.A1" office:value-type="string">
            <text:p text:style-name="P60">Venda de ingressos.</text:p>
          </table:table-cell>
          <table:table-cell table:style-name="Tabela4.D1" office:value-type="string">
            <text:p text:style-name="P26">Junto com a primeira versão pública da aplicação.</text:p>
          </table:table-cell>
        </table:table-row>
        <table:table-row table:style-name="Tabela4.1">
          <table:table-cell table:style-name="Tabela4.A3" office:value-type="string">
            <text:p text:style-name="P59">Bilheteria Digital</text:p>
          </table:table-cell>
          <table:table-cell table:style-name="Tabela4.A3" office:value-type="string">
            <text:p text:style-name="P37">Alta</text:p>
          </table:table-cell>
          <table:table-cell table:style-name="Tabela4.A3" office:value-type="string">
            <text:p text:style-name="P60">Venda de ingressos digitais.</text:p>
          </table:table-cell>
          <table:table-cell table:style-name="Tabela4.D3" office:value-type="string">
            <text:p text:style-name="P26">Junto com a primeira versão pública da aplicação.</text:p>
          </table:table-cell>
        </table:table-row>
      </table:table>
      <text:p text:style-name="P22"/>
      <text:h text:style-name="P45" text:outline-level="1">Outros Requisitos de Produto</text:h>
      <text:p text:style-name="P12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23"><text:span text:style-name="T16">Re</text:span><text:span text:style-name="T5">quisito</text:span></text:p>
          </table:table-cell>
          <table:table-cell table:style-name="Tabela5.A1" office:value-type="string">
            <text:p text:style-name="P23"><text:span text:style-name="T16">Prio</text:span><text:span text:style-name="T5">ridade</text:span></text:p>
          </table:table-cell>
          <table:table-cell table:style-name="Tabela5.C1" office:value-type="string">
            <text:p text:style-name="P31">Lançamento Planejado</text:p>
          </table:table-cell>
        </table:table-row>
        <table:table-row table:style-name="Tabela5.1">
          <table:table-cell table:style-name="Tabela5.A1" office:value-type="string">
            <text:p text:style-name="P40"><text:span text:style-name="T17">Sistema deve funcionar </text:span><text:span text:style-name="T18">corretamente </text:span><text:span text:style-name="T6">e</text:span><text:span text:style-name="T7">m todos</text:span><text:span text:style-name="T17"> os navegadores </text:span><text:span text:style-name="T18">mais recentes</text:span><text:span text:style-name="T17">.</text:span></text:p>
          </table:table-cell>
          <table:table-cell table:style-name="Tabela5.A1" office:value-type="string">
            <text:p text:style-name="P28">Alta</text:p>
          </table:table-cell>
          <table:table-cell table:style-name="Tabela5.C1" office:value-type="string">
            <text:p text:style-name="P26">Junto com a primeira versão pública da aplicação.</text:p>
          </table:table-cell>
        </table:table-row>
        <table:table-row table:style-name="Tabela5.1">
          <table:table-cell table:style-name="Tabela5.A3" office:value-type="string">
            <text:p text:style-name="P25">Sistema deve aguentar <text:span text:style-name="T31">a demanda de</text:span> usuários simultâneos e <text:span text:style-name="T2">100</text:span>% das suas transações.</text:p>
          </table:table-cell>
          <table:table-cell table:style-name="Tabela5.A3" office:value-type="string">
            <text:p text:style-name="P29">Alta</text:p>
          </table:table-cell>
          <table:table-cell table:style-name="Tabela5.C3" office:value-type="string">
            <text:p text:style-name="P26">Junto com a primeira versão pública da aplicação.</text:p>
          </table:table-cell>
        </table:table-row>
        <table:table-row table:style-name="Tabela5.1">
          <table:table-cell table:style-name="Tabela5.A3" office:value-type="string">
            <text:p text:style-name="P40"><text:span text:style-name="T6">Guias</text:span><text:span text:style-name="T17"> de uso para </text:span><text:span text:style-name="T19">o site.</text:span></text:p>
          </table:table-cell>
          <table:table-cell table:style-name="Tabela5.A3" office:value-type="string">
            <text:p text:style-name="P28">Baixa</text:p>
          </table:table-cell>
          <table:table-cell table:style-name="Tabela5.C3" office:value-type="string">
            <text:p text:style-name="P28">Após disponibilização da aplicação.</text:p>
          </table:table-cell>
        </table:table-row>
        <table:table-row table:style-name="Tabela5.1">
          <table:table-cell table:style-name="Tabela5.A3" office:value-type="string">
            <text:p text:style-name="P35">S<text:span text:style-name="T22">istema deve funcionar de forma rápida.</text:span></text:p>
          </table:table-cell>
          <table:table-cell table:style-name="Tabela5.A3" office:value-type="string">
            <text:p text:style-name="P60">Alta</text:p>
          </table:table-cell>
          <table:table-cell table:style-name="Tabela5.C3" office:value-type="string">
            <text:p text:style-name="P28">Após disponibilização da aplicação.</text:p>
          </table:table-cell>
        </table:table-row>
        <table:table-row table:style-name="Tabela5.1">
          <table:table-cell table:style-name="Tabela5.A3" office:value-type="string">
            <text:p text:style-name="P36">Suporte de usuário</text:p>
          </table:table-cell>
          <table:table-cell table:style-name="Tabela5.A3" office:value-type="string">
            <text:p text:style-name="P39">Alta</text:p>
          </table:table-cell>
          <table:table-cell table:style-name="Tabela5.C3" office:value-type="string">
            <text:p text:style-name="P27">Junto com a primeira versão pública da aplicação.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Courier New" svg:font-family="'Courier New'" style:font-family-generic="modern"/>
    <style:font-face style:name="Arial3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1" fo:font-family="Arial" style:font-family-generic="swiss" style:font-pitch="variable" fo:font-size="18pt" fo:font-weight="bold" style:font-size-asian="18pt" style:font-weight-asian="bold" style:font-name-complex="Arial1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1" fo:font-family="Arial" style:font-family-generic="swiss" style:font-pitch="variable" fo:font-size="18pt" fo:font-style="italic" style:font-size-asian="18pt" style:font-style-asian="italic" style:font-name-complex="Arial1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 loext:opacity="100%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style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loext:opacity="100%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infoblue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loext:opacity="100%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07" number:language="pt" number:country="BR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pt" fo:country="BR"/>
    </style:style>
    <style:style style:name="MP2" style:family="paragraph" style:parent-style-name="Footer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Vision</dc:title>
    <dc:subject>&lt;Project Name&gt;</dc:subject>
    <meta:keyword/>
    <dc:description/>
    <meta:creation-date>2021-04-30T18:53:27.008000000</meta:creation-date>
    <dc:date>2021-10-10T22:48:28.542000000</dc:date>
    <meta:print-date>2001-03-15T14:26:00</meta:print-date>
    <meta:editing-cycles>15</meta:editing-cycles>
    <meta:editing-duration>PT1H58M55S</meta:editing-duration>
    <meta:generator>LibreOffice/7.1.5.2$Windows_X86_64 LibreOffice_project/85f04e9f809797b8199d13c421bd8a2b025d52b5</meta:generator>
    <meta:document-statistic meta:table-count="5" meta:image-count="0" meta:object-count="0" meta:page-count="2" meta:paragraph-count="88" meta:word-count="438" meta:character-count="2883" meta:non-whitespace-character-count="2539"/>
  </office:meta>
</office:document-meta>
</file>